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 - Types of Operation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comparch: opcode stands for?</text:p>
          </table:table-cell>
          <table:table-cell office:value-type="string" calcext:value-type="string">
            <text:p>operational code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is </text:span>part of every (...)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</text:span>tells the hardware (...)</text:p>
          </table:table-cell>
          <table:table-cell office:value-type="string" calcext:value-type="string">
            <text:p>what operation needs to be performed with an 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3">
          <table:table-cell office:value-type="string" calcext:value-type="string">
            <text:p><text:span text:style-name="T2">comparch: </text:span>the seven opcode categories?</text:p>
          </table:table-cell>
          <table:table-cell office:value-type="string" calcext:value-type="string">
            <text:p>(1) data transfer, (2) arithmetic, (3) logical, (4) conversion, (5) I/O, (6) system control, and (7) transfer of control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2">comparch: </text:span>most fundamental type of instru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comparch: simplest type of instruction in terms of processor a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opcode,datatr: the two operands of a data transfer instruction?</text:p>
          </table:table-cell>
          <table:table-cell office:value-type="string" calcext:value-type="string">
            <text:p>source and destination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nstruction must specify?</text:p>
          </table:table-cell>
          <table:table-cell office:value-type="string" calcext:value-type="string">
            <text:p>(1) location of each operand, (2) length of data to be transferred, and (3) mode of addressing for each operand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datatr: if both operands are registers?</text:p>
          </table:table-cell>
          <table:table-cell office:value-type="string" calcext:value-type="string">
            <text:p>processor copies data from one register to another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f one/both operands are in memory?</text:p>
          </table:table-cell>
          <table:table-cell office:value-type="string" calcext:value-type="string">
            <text:p>(1) calculate memory address, (2) translate from virtual to real memory address, (3) determine if addressed item is in cache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arth: execution of instruction may involve?</text:p>
          </table:table-cell>
          <table:table-cell office:value-type="string" calcext:value-type="string">
            <text:p>data transfer operations, and delivery of output to a destination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single-operand instructions?</text:p>
          </table:table-cell>
          <table:table-cell office:value-type="string" calcext:value-type="string">
            <text:p>absolute, negate, increment decrement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absolute does what?</text:p>
          </table:table-cell>
          <table:table-cell office:value-type="string" calcext:value-type="string">
            <text:p>take the absolute value of the operand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1">
          <table:table-cell office:value-type="string" calcext:value-type="string">
            <text:p>opcode,arth: negate does what?</text:p>
          </table:table-cell>
          <table:table-cell office:value-type="string" calcext:value-type="string">
            <text:p>negate the operand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1">
          <table:table-cell office:value-type="string" calcext:value-type="string">
            <text:p>opcode,arth: increment does what?</text:p>
          </table:table-cell>
          <table:table-cell office:value-type="string" calcext:value-type="string">
            <text:p>add 1 to the operand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1">
          <table:table-cell office:value-type="string" calcext:value-type="string">
            <text:p>opcode,arth: decrement does what?</text:p>
          </table:table-cell>
          <table:table-cell office:value-type="string" calcext:value-type="string">
            <text:p>subtract 1 from the operand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log: definition of bit twiddling</text:p>
          </table:table-cell>
          <table:table-cell office:value-type="string" calcext:value-type="string">
            <text:p>manipulating individual bits of a word or other addressable units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(logical) bit shifting does what?</text:p>
          </table:table-cell>
          <table:table-cell office:value-type="string" calcext:value-type="string">
            <text:p>shift bits of a word left or right (bit shifted out is lost, bit shifted in is 0 or 1)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bit shifting is useful primarily for?</text:p>
          </table:table-cell>
          <table:table-cell office:value-type="string" calcext:value-type="string">
            <text:p>isolating fields within a word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arithmetic shift treats the data as a (...)</text:p>
          </table:table-cell>
          <table:table-cell office:value-type="string" calcext:value-type="string">
            <text:p>signed integer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arithmetic shift does not shift the (...) bit</text:p>
          </table:table-cell>
          <table:table-cell office:value-type="string" calcext:value-type="string">
            <text:p>sign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arithmetic shift can speed up (...)</text:p>
          </table:table-cell>
          <table:table-cell office:value-type="string" calcext:value-type="string">
            <text:p>certain arithmetic operations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right arithmetic shift does what?</text:p>
          </table:table-cell>
          <table:table-cell office:value-type="string" calcext:value-type="string">
            <text:p>sign bit is replicated into the bit position to its right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left arithmetic shift does what?</text:p>
          </table:table-cell>
          <table:table-cell office:value-type="string" calcext:value-type="string">
            <text:p>logical left shift is performed on all bits except the sign bit, which is retained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logical rotate is also known as (...)</text:p>
          </table:table-cell>
          <table:table-cell office:value-type="string" calcext:value-type="string">
            <text:p>cyclic shift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1">
          <table:table-cell office:value-type="string" calcext:value-type="string">
            <text:p>opcode,log: logical rotate perserves?</text:p>
          </table:table-cell>
          <table:table-cell office:value-type="string" calcext:value-type="string">
            <text:p>all of the bits being operated on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each instruction has a (...) opcod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2">comparch: </text:span>different instructions can have (...) step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ions and Categorie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arch: “Mov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tor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Load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hang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Clear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Push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Pop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Add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Subtrac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Multiply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Divid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Absolu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Nega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In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De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AND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NO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Exclusive-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Compar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Se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Shif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Rotat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Translate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2">comparch: </text:span>“Convert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2">comparch: </text:span>“In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Out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Star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Tes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 to Subroutin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Retur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ecut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Ski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Ski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Hal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Wai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No Operatio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ions and Description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4">
          <table:table-cell office:value-type="string" calcext:value-type="string">
            <text:p>comparch: opcode that transfers word or block from source to destination</text:p>
          </table:table-cell>
          <table:table-cell office:value-type="string" calcext:value-type="string">
            <text:p>Move (transfer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processor to memo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memory to processor</text:p>
          </table:table-cell>
          <table:table-cell office:value-type="string" calcext:value-type="string">
            <text:p>Load (fetch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swaps contents of sourcce and destination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0’s to destination</text:p>
          </table:table-cell>
          <table:table-cell office:value-type="string" calcext:value-type="string">
            <text:p>Clear (reset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1’s to destin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source to top of stac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top of stack to destinati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computes the sum of two operan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difference of two operands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product of two operands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4">
          <table:table-cell office:value-type="string" calcext:value-type="string">
            <text:p>comparch: opcode that computes the quotient of two operands (and remainder if applicable)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replaces operands with its absolute valu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hanges the sign of operand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adds 1 to operand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subtracts 1 from operand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performs logical 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NOT</text:p>
          </table:table-cell>
          <table:table-cell office:value-type="string" calcext:value-type="string">
            <text:p>NOT (complement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XOR</text:p>
          </table:table-cell>
          <table:table-cell office:value-type="string" calcext:value-type="string">
            <text:p>Exclusive-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ests specified condi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makes logical or arithmetic comparison of two or more operands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controls variables class of instruction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left/right shifts operand, introducing constants at the 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left/right shifts operand, with wraparound end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ranslates values in a section of memory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converts the contents of a word from one form to another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transfers data from specified I/O port/device to destination</text:p>
          </table:table-cell>
          <table:table-cell office:value-type="string" calcext:value-type="string">
            <text:p>Input (read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data from specified source to I/O port or device</text:p>
          </table:table-cell>
          <table:table-cell office:value-type="string" calcext:value-type="string">
            <text:p>Output (write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comparch: opcode that transfers instructions to I/O processor</text:p>
          </table:table-cell>
          <table:table-cell office:value-type="string" calcext:value-type="string">
            <text:p>Star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status information from I/O system to specified destination</text:p>
          </table:table-cell>
          <table:table-cell office:value-type="string" calcext:value-type="string">
            <text:p>Tes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does unconditional transfer, then load PC with specified address</text:p>
          </table:table-cell>
          <table:table-cell office:value-type="string" calcext:value-type="string">
            <text:p>Jump (Branch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tests specified condition then either load PC with specified address or do nothing</text:p>
          </table:table-cell>
          <table:table-cell office:value-type="string" calcext:value-type="string">
            <text:p>Jum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places current program control information in known location, then jump to specified address</text:p>
          </table:table-cell>
          <table:table-cell office:value-type="string" calcext:value-type="string">
            <text:p>Jump to Soubtroutin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replaces contents of PC and other register from known locati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fetches operand from specified location and execute as instruction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increments PC to skip next instructio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ests specified condition and either skip or do nothing</text:p>
          </table:table-cell>
          <table:table-cell office:value-type="string" calcext:value-type="string">
            <text:p>Ski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stops program execution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stops program execution, tests a specified condition repeatedly, and resume execution when condition is satisfied</text:p>
          </table:table-cell>
          <table:table-cell office:value-type="string" calcext:value-type="string">
            <text:p>Wait (hold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where no operation is performed, but program execution is continued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ll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comparch: opcode stands for?</text:p>
          </table:table-cell>
          <table:table-cell office:value-type="string" calcext:value-type="string">
            <text:p>operational code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is </text:span>part of every (...)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1">comparch,opcode: </text:span>tells the hardware (...)</text:p>
          </table:table-cell>
          <table:table-cell office:value-type="string" calcext:value-type="string">
            <text:p>what operation needs to be performed with an instruction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3">
          <table:table-cell office:value-type="string" calcext:value-type="string">
            <text:p><text:span text:style-name="T2">comparch: </text:span>the seven opcode categories?</text:p>
          </table:table-cell>
          <table:table-cell office:value-type="string" calcext:value-type="string">
            <text:p>(1) data transfer, (2) arithmetic, (3) logical, (4) conversion, (5) I/O, (6) system control, and (7) transfer of control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2">comparch: </text:span>most fundamental type of instru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comparch: simplest type of instruction in terms of processor a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opcode,datatr: the two operands of a data transfer instruction?</text:p>
          </table:table-cell>
          <table:table-cell office:value-type="string" calcext:value-type="string">
            <text:p>source and destination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nstruction must specify?</text:p>
          </table:table-cell>
          <table:table-cell office:value-type="string" calcext:value-type="string">
            <text:p>(1) location of each operand, (2) length of data to be transferred, and (3) mode of addressing for each operand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datatr: if both operands are registers?</text:p>
          </table:table-cell>
          <table:table-cell office:value-type="string" calcext:value-type="string">
            <text:p>processor copies data from one register to anoth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3">
          <table:table-cell office:value-type="string" calcext:value-type="string">
            <text:p>opcode,datatr: if one/both operands are in memory?</text:p>
          </table:table-cell>
          <table:table-cell office:value-type="string" calcext:value-type="string">
            <text:p>(1) calculate memory address, (2) translate from virtual to real memory address, (3) determine if addressed item is in cach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opcode,arth: execution of instruction may involve?</text:p>
          </table:table-cell>
          <table:table-cell office:value-type="string" calcext:value-type="string">
            <text:p>data transfer operations, and delivery of output to a destination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single-operand instructions?</text:p>
          </table:table-cell>
          <table:table-cell office:value-type="string" calcext:value-type="string">
            <text:p>absolute, negate, increment 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absolute does what?</text:p>
          </table:table-cell>
          <table:table-cell office:value-type="string" calcext:value-type="string">
            <text:p>take the absolute value of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negate does what?</text:p>
          </table:table-cell>
          <table:table-cell office:value-type="string" calcext:value-type="string">
            <text:p>negate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increment does what?</text:p>
          </table:table-cell>
          <table:table-cell office:value-type="string" calcext:value-type="string">
            <text:p>add 1 to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arth: decrement does what?</text:p>
          </table:table-cell>
          <table:table-cell office:value-type="string" calcext:value-type="string">
            <text:p>subtract 1 from the operan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opcode,log: definition of bit twiddling</text:p>
          </table:table-cell>
          <table:table-cell office:value-type="string" calcext:value-type="string">
            <text:p>manipulating individual bits of a word or other addressable units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(logical) bit shifting does what?</text:p>
          </table:table-cell>
          <table:table-cell office:value-type="string" calcext:value-type="string">
            <text:p>shift bits of a word left or right (bit shifted out is lost, bit shifted in is 0 or 1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bit shifting is useful primarily for?</text:p>
          </table:table-cell>
          <table:table-cell office:value-type="string" calcext:value-type="string">
            <text:p>isolating fields within a wor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arithmetic shift treats the data as a (...)</text:p>
          </table:table-cell>
          <table:table-cell office:value-type="string" calcext:value-type="string">
            <text:p>signed intege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arithmetic shift does not shift the (...) bi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arithmetic shift can speed up (...)</text:p>
          </table:table-cell>
          <table:table-cell office:value-type="string" calcext:value-type="string">
            <text:p>certain arithmetic operations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right arithmetic shift does what?</text:p>
          </table:table-cell>
          <table:table-cell office:value-type="string" calcext:value-type="string">
            <text:p>sign bit is replicated into the bit position to its righ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opcode,log: left arithmetic shift does what?</text:p>
          </table:table-cell>
          <table:table-cell office:value-type="string" calcext:value-type="string">
            <text:p>logical left shift is performed on all bits except the sign bit, which is retaine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logical rotate is also known as (...)</text:p>
          </table:table-cell>
          <table:table-cell office:value-type="string" calcext:value-type="string">
            <text:p>cyclic 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opcode,log: logical rotate perserves?</text:p>
          </table:table-cell>
          <table:table-cell office:value-type="string" calcext:value-type="string">
            <text:p>all of the bits being operated on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each instruction has a (...) opcod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<text:span text:style-name="T2">comparch: </text:span>different instructions can have (...) step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computer-architecture operations</text:p>
          </table:table-cell>
        </table:table-row>
        <table:table-row table:style-name="ro2">
          <table:table-cell office:value-type="string" calcext:value-type="string">
            <text:p>comparch: “Mov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tor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Load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hang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Clear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Push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Pop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Add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Subtrac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Multiply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Divid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Absolu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Nega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In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De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AND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NO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Exclusive-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Compar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Se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Shif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Rotat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Translate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2">comparch: </text:span>“Convert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2">comparch: </text:span>“In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Out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Star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Tes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 to Subroutin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Retur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ecut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Ski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Ski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Hal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Wai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No Operatio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ransfers word or block from source to destination</text:p>
          </table:table-cell>
          <table:table-cell office:value-type="string" calcext:value-type="string">
            <text:p>Move (transfer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processor to memor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memory to processor</text:p>
          </table:table-cell>
          <table:table-cell office:value-type="string" calcext:value-type="string">
            <text:p>Load (fetch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swaps contents of sourcce and destination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0’s to destination</text:p>
          </table:table-cell>
          <table:table-cell office:value-type="string" calcext:value-type="string">
            <text:p>Clear (reset)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1’s to destin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source to top of stac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top of stack to destinati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computes the sum of two operan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difference of two operands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product of two operands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4">
          <table:table-cell office:value-type="string" calcext:value-type="string">
            <text:p>comparch: opcode that computes the quotient of two operands (and remainder if applicable)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replaces operands with its absolute valu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hanges the sign of operand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adds 1 to operand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subtracts 1 from operand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performs logical 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NOT</text:p>
          </table:table-cell>
          <table:table-cell office:value-type="string" calcext:value-type="string">
            <text:p>NOT (complement)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XOR</text:p>
          </table:table-cell>
          <table:table-cell office:value-type="string" calcext:value-type="string">
            <text:p>Exclusive-OR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ests specified condi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makes logical or arithmetic comparison of two or more operands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controls variables class of instruction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left/right shifts operand, introducing constants at the en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left/right shifts operand, with wraparound end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ranslates values in a section of memory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converts the contents of a word from one form to another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transfers data from specified I/O port/device to destination</text:p>
          </table:table-cell>
          <table:table-cell office:value-type="string" calcext:value-type="string">
            <text:p>Input (read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data from specified source to I/O port or device</text:p>
          </table:table-cell>
          <table:table-cell office:value-type="string" calcext:value-type="string">
            <text:p>Output (write)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comparch: opcode that transfers instructions to I/O processor</text:p>
          </table:table-cell>
          <table:table-cell office:value-type="string" calcext:value-type="string">
            <text:p>Star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status information from I/O system to specified destination</text:p>
          </table:table-cell>
          <table:table-cell office:value-type="string" calcext:value-type="string">
            <text:p>Test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does unconditional transfer, then load PC with specified address</text:p>
          </table:table-cell>
          <table:table-cell office:value-type="string" calcext:value-type="string">
            <text:p>Jump (Branch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tests specified condition then either load PC with specified address or do nothing</text:p>
          </table:table-cell>
          <table:table-cell office:value-type="string" calcext:value-type="string">
            <text:p>Jum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places current program control information in known location, then jump to specified address</text:p>
          </table:table-cell>
          <table:table-cell office:value-type="string" calcext:value-type="string">
            <text:p>Jump to Soubtroutin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replaces contents of PC and other register from known locati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fetches operand from specified location and execute as instruction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increments PC to skip next instructio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ests specified condition and either skip or do nothing</text:p>
          </table:table-cell>
          <table:table-cell office:value-type="string" calcext:value-type="string">
            <text:p>Skip Conditiona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stops program execution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stops program execution, tests a specified condition repeatedly, and resume execution when condition is satisfied</text:p>
          </table:table-cell>
          <table:table-cell office:value-type="string" calcext:value-type="string">
            <text:p>Wait (hold)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where no operation is performed, but program execution is continued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4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-00-0000</text:date>, <text:time style:data-style-name="N2" text:time-value="18:28:54.864368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1:21:26.238368739</meta:creation-date>
    <dc:date>2024-10-19T20:51:11.588528795</dc:date>
    <meta:editing-duration>PT3H15M22S</meta:editing-duration>
    <meta:editing-cycles>65</meta:editing-cycles>
    <meta:generator>LibreOffice/24.8.2.1$Linux_X86_64 LibreOffice_project/480$Build-1</meta:generator>
    <meta:document-statistic meta:table-count="4" meta:cell-count="672" meta:object-count="0"/>
  </office:meta>
</office:document-meta>
</file>